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18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2.4618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2535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2.3965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626in"/>
    </style:style>
    <style:style style:name="co10" style:family="table-column">
      <style:table-column-properties fo:break-before="auto" style:column-width="1.3602in"/>
    </style:style>
    <style:style style:name="co11" style:family="table-column">
      <style:table-column-properties fo:break-before="auto" style:column-width="3.3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gmSkillBonusModifi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>
            <text:p>skillID</text:p>
          </table:table-cell>
          <table:table-cell table:style-name="ce1" office:value-type="string">
            <text:p>effectID</text:p>
          </table:table-cell>
          <table:table-cell table:style-name="ce1" office:value-type="string">
            <text:p>sourceAttributeID</text:p>
          </table:table-cell>
          <table:table-cell table:style-name="ce1" office:value-type="string">
            <text:p>affectingType</text:p>
          </table:table-cell>
          <table:table-cell table:style-name="ce1" office:value-type="string">
            <text:p>targetAttributeID</text:p>
          </table:table-cell>
          <table:table-cell table:style-name="ce1" office:value-type="string">
            <text:p>affectedType</text:p>
          </table:table-cell>
          <table:table-cell table:style-name="ce1" office:value-type="string">
            <text:p>targetGroupIDs</text:p>
          </table:table-cell>
          <table:table-cell table:style-name="ce1" office:value-type="string">
            <text:p>appliedPerLevel</text:p>
          </table:table-cell>
          <table:table-cell table:style-name="ce1" office:value-type="string">
            <text:p>calculationTypeID</text:p>
          </table:table-cell>
          <table:table-cell table:style-name="ce1" office:value-type="string">
            <text:p>targetChargeSiz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verseCalculationTypeID</text:p>
          </table:table-cell>
          <table:table-cell table:style-name="ce1" table:number-columns-repeated="1011"/>
        </table:table-row>
        <table:table-row table:style-name="ro1">
          <table:table-cell table:number-columns-repeated="2"/>
          <table:table-cell office:value-type="string">
            <text:p># SKILL ATTRIBUTE MAPP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# DRONES</text:p>
          </table:table-cell>
          <table:table-cell table:number-columns-repeated="1020"/>
        </table:table-row>
        <table:table-row table:style-name="ro1">
          <table:table-cell office:value-type="float" office:value="24613">
            <text:p>24613</text:p>
          </table:table-cell>
          <table:table-cell office:value-type="float" office:value="2429">
            <text:p>2429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2">
            <text:p>2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dvanced Drone Interfacing</text:p>
          </table:table-cell>
          <table:table-cell table:number-columns-repeated="1012"/>
        </table:table-row>
        <table:table-row table:style-name="ro1">
          <table:table-cell office:value-type="float" office:value="12484">
            <text:p>12484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2484">
            <text:p>1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Drone Specialization</text:p>
          </table:table-cell>
          <table:table-cell table:number-columns-repeated="1012"/>
        </table:table-row>
        <table:table-row table:style-name="ro1">
          <table:table-cell office:value-type="float" office:value="12487">
            <text:p>12487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2487">
            <text:p>124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Drone Specialization</text:p>
          </table:table-cell>
          <table:table-cell table:number-columns-repeated="1012"/>
        </table:table-row>
        <table:table-row table:style-name="ro1">
          <table:table-cell office:value-type="float" office:value="24241">
            <text:p>24241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mbat Drone Operation - Light</text:p>
          </table:table-cell>
          <table:table-cell table:number-columns-repeated="1012"/>
        </table:table-row>
        <table:table-row table:style-name="ro1">
          <table:table-cell office:value-type="float" office:value="24241">
            <text:p>24241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mbat Drone Operation - Medium</text:p>
          </table:table-cell>
          <table:table-cell table:number-columns-repeated="1012"/>
        </table:table-row>
        <table:table-row table:style-name="ro1">
          <table:table-cell office:value-type="float" office:value="23618">
            <text:p>23618</text:p>
          </table:table-cell>
          <table:table-cell office:value-type="float" office:value="251">
            <text:p>251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Durability - Hull</text:p>
          </table:table-cell>
          <table:table-cell table:number-columns-repeated="1012"/>
        </table:table-row>
        <table:table-row table:style-name="ro1">
          <table:table-cell office:value-type="float" office:value="23618">
            <text:p>23618</text:p>
          </table:table-cell>
          <table:table-cell office:value-type="float" office:value="270">
            <text:p>2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Durability - Armor</text:p>
          </table:table-cell>
          <table:table-cell table:number-columns-repeated="1012"/>
        </table:table-row>
        <table:table-row table:style-name="ro1">
          <table:table-cell office:value-type="float" office:value="23618">
            <text:p>23618</text:p>
          </table:table-cell>
          <table:table-cell office:value-type="float" office:value="280">
            <text:p>28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Durability - Shield</text:p>
          </table:table-cell>
          <table:table-cell table:number-columns-repeated="1012"/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Interfacing - EM</text:p>
          </table:table-cell>
          <table:table-cell table:number-columns-repeated="1012"/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Interfacing - Mining</text:p>
          </table:table-cell>
          <table:table-cell table:number-columns-repeated="1012"/>
        </table:table-row>
        <table:table-row table:style-name="ro1">
          <table:table-cell office:value-type="float" office:value="12305">
            <text:p>12305</text:p>
          </table:table-cell>
          <table:table-cell office:value-type="float" office:value="2011">
            <text:p>201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Navigation</text:p>
          </table:table-cell>
          <table:table-cell table:number-columns-repeated="1012"/>
        </table:table-row>
        <table:table-row table:style-name="ro1">
          <table:table-cell office:value-type="float" office:value="23606">
            <text:p>23606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Sharpshooting</text:p>
          </table:table-cell>
          <table:table-cell table:number-columns-repeated="1012"/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315">
            <text:p>315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10005">
            <text:p>100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Drones</text:p>
          </table:table-cell>
          <table:table-cell table:number-columns-repeated="1012"/>
        </table:table-row>
        <table:table-row table:style-name="ro1">
          <table:table-cell office:value-type="float" office:value="23566">
            <text:p>23566</text:p>
          </table:table-cell>
          <table:table-cell office:value-type="float" office:value="448">
            <text:p>448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10007">
            <text:p>100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Electronic Warfare Drone Interfacing</text:p>
          </table:table-cell>
          <table:table-cell table:number-columns-repeated="1012"/>
        </table:table-row>
        <table:table-row table:style-name="ro1">
          <table:table-cell office:value-type="float" office:value="23069">
            <text:p>2306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ighters</text:p>
          </table:table-cell>
          <table:table-cell table:number-columns-repeated="1012"/>
        </table:table-row>
        <table:table-row table:style-name="ro1">
          <table:table-cell office:value-type="float" office:value="32339">
            <text:p>3233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ighter Bombers</text:p>
          </table:table-cell>
          <table:table-cell table:number-columns-repeated="1012"/>
        </table:table-row>
        <table:table-row table:style-name="ro1">
          <table:table-cell office:value-type="float" office:value="12486">
            <text:p>12486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2486">
            <text:p>12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Drone Specialization</text:p>
          </table:table-cell>
          <table:table-cell table:number-columns-repeated="1012"/>
        </table:table-row>
        <table:table-row table:style-name="ro1">
          <table:table-cell office:value-type="float" office:value="3441">
            <text:p>3441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Drone Operation</text:p>
          </table:table-cell>
          <table:table-cell table:number-columns-repeated="1012"/>
        </table:table-row>
        <table:table-row table:style-name="ro1">
          <table:table-cell office:value-type="float" office:value="3438">
            <text:p>3438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Drone Operation</text:p>
          </table:table-cell>
          <table:table-cell table:number-columns-repeated="1012"/>
        </table:table-row>
        <table:table-row table:style-name="ro1">
          <table:table-cell office:value-type="float" office:value="12485">
            <text:p>12485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2485">
            <text:p>12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Drone Specialization</text:p>
          </table:table-cell>
          <table:table-cell table:number-columns-repeated="1012"/>
        </table:table-row>
        <table:table-row table:style-name="ro1">
          <table:table-cell office:value-type="float" office:value="3439">
            <text:p>3439</text:p>
          </table:table-cell>
          <table:table-cell office:value-type="float" office:value="2018">
            <text:p>201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Drone Operation - Shield</text:p>
          </table:table-cell>
          <table:table-cell table:number-columns-repeated="1012"/>
        </table:table-row>
        <table:table-row table:style-name="ro1">
          <table:table-cell office:value-type="float" office:value="3439">
            <text:p>3439</text:p>
          </table:table-cell>
          <table:table-cell office:value-type="float" office:value="2018">
            <text:p>201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Drone Operation - Armor</text:p>
          </table:table-cell>
          <table:table-cell table:number-columns-repeated="1012"/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448">
            <text:p>448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10007">
            <text:p>100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Scout Drone Operation</text:p>
          </table:table-cell>
          <table:table-cell table:number-columns-repeated="1012"/>
        </table:table-row>
        <table:table-row table:style-name="ro1">
          <table:table-cell office:value-type="float" office:value="23594">
            <text:p>23594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ntry Drone Interfacing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ELECTRONICS</text:p>
          </table:table-cell>
          <table:table-cell table:number-columns-repeated="1020"/>
        </table:table-row>
        <table:table-row table:style-name="ro1">
          <table:table-cell office:value-type="float" office:value="11579">
            <text:p>11579</text:p>
          </table:table-cell>
          <table:table-cell office:value-type="float" office:value="850">
            <text:p>850</text:p>
          </table:table-cell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oaking</text:p>
          </table:table-cell>
          <table:table-cell table:number-columns-repeated="1012"/>
        </table:table-row>
        <table:table-row table:style-name="ro1">
          <table:table-cell office:value-type="float" office:value="21603">
            <text:p>21603</text:p>
          </table:table-cell>
          <table:table-cell office:value-type="float" office:value="3527">
            <text:p>3527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ynosural Field Theory</text:p>
          </table:table-cell>
          <table:table-cell table:number-columns-repeated="1012"/>
        </table:table-row>
        <table:table-row table:style-name="ro1">
          <table:table-cell office:value-type="float" office:value="3427">
            <text:p>3427</text:p>
          </table:table-cell>
          <table:table-cell office:value-type="float" office:value="1372">
            <text:p>1372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 Warfare - ECM Burst</text:p>
          </table:table-cell>
          <table:table-cell table:number-columns-repeated="1012"/>
        </table:table-row>
        <table:table-row table:style-name="ro1">
          <table:table-cell office:value-type="float" office:value="3427">
            <text:p>3427</text:p>
          </table:table-cell>
          <table:table-cell office:value-type="float" office:value="1372">
            <text:p>1372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 Warfare - ECM</text:p>
          </table:table-cell>
          <table:table-cell table:number-columns-repeated="1012"/>
        </table:table-row>
        <table:table-row table:style-name="ro1">
          <table:table-cell office:value-type="float" office:value="3426">
            <text:p>3426</text:p>
          </table:table-cell>
          <table:table-cell office:value-type="float" office:value="368">
            <text:p>368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s</text:p>
          </table:table-cell>
          <table:table-cell table:number-columns-repeated="1012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s Upgrades</text:p>
          </table:table-cell>
          <table:table-cell table:number-columns-repeated="1012"/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equency Modulation - ECM</text:p>
          </table:table-cell>
          <table:table-cell table:number-columns-repeated="1012"/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equency Modulation - RSD</text:p>
          </table:table-cell>
          <table:table-cell table:number-columns-repeated="1012"/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equency Modulation - TD</text:p>
          </table:table-cell>
          <table:table-cell table:number-columns-repeated="1012"/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equency Modulation - TP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ECM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ECM Burst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RSD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TD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TP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Tracking Links</text:p>
          </table:table-cell>
          <table:table-cell table:number-columns-repeated="1012"/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206">
            <text:p>20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Range Targeting</text:p>
          </table:table-cell>
          <table:table-cell table:number-columns-repeated="1012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213">
            <text:p>213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0064">
            <text:p>100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ultitasking</text:p>
          </table:table-cell>
          <table:table-cell table:number-columns-repeated="1012"/>
        </table:table-row>
        <table:table-row table:style-name="ro1">
          <table:table-cell office:value-type="float" office:value="27911">
            <text:p>27911</text:p>
          </table:table-cell>
          <table:table-cell office:value-type="float" office:value="2974">
            <text:p>2974</text:p>
          </table:table-cell>
          <table:table-cell office:value-type="float" office:value="1193">
            <text:p>1193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jected Electronic Counter Measures</text:p>
          </table:table-cell>
          <table:table-cell table:number-columns-repeated="1012"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pulsion Jamming - Warp Scrambler</text:p>
          </table:table-cell>
          <table:table-cell table:number-columns-repeated="1012"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pulsion Jamming - Stasis Webifier</text:p>
          </table:table-cell>
          <table:table-cell table:number-columns-repeated="1012"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pulsion Jamming - WDFG</text:p>
          </table:table-cell>
          <table:table-cell table:number-columns-repeated="1012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nsor Linking - RSB</text:p>
          </table:table-cell>
          <table:table-cell table:number-columns-repeated="1012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nsor Linking - RSD</text:p>
          </table:table-cell>
          <table:table-cell table:number-columns-repeated="1012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nsor Linking - Tracking Link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Grav ECM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Ladar ECM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Mag ECM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Radar ECM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ECM Burst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ECM Burst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ECM Burst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ECM Burst</text:p>
          </table:table-cell>
          <table:table-cell table:number-columns-repeated="1012"/>
        </table:table-row>
        <table:table-row table:style-name="ro1">
          <table:table-cell office:value-type="float" office:value="19766">
            <text:p>19766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Suppression - RSD Resolution</text:p>
          </table:table-cell>
          <table:table-cell table:number-columns-repeated="1012"/>
        </table:table-row>
        <table:table-row table:style-name="ro1">
          <table:table-cell office:value-type="float" office:value="19766">
            <text:p>19766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Suppression - RSD Range</text:p>
          </table:table-cell>
          <table:table-cell table:number-columns-repeated="1012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698">
            <text:p>698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ture Analysis</text:p>
          </table:table-cell>
          <table:table-cell table:number-columns-repeated="1012"/>
        </table:table-row>
        <table:table-row table:style-name="ro1">
          <table:table-cell office:value-type="float" office:value="19922">
            <text:p>19922</text:p>
          </table:table-cell>
          <table:table-cell office:value-type="float" office:value="1373">
            <text:p>1373</text:p>
          </table:table-cell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ture Focusing</text:p>
          </table:table-cell>
          <table:table-cell table:number-columns-repeated="1012"/>
        </table:table-row>
        <table:table-row table:style-name="ro1">
          <table:table-cell office:value-type="float" office:value="3551">
            <text:p>3551</text:p>
          </table:table-cell>
          <table:table-cell office:value-type="float" office:value="204">
            <text:p>204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47;48;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rvey</text:p>
          </table:table-cell>
          <table:table-cell table:number-columns-repeated="1012"/>
        </table:table-row>
        <table:table-row table:style-name="ro1">
          <table:table-cell office:value-type="float" office:value="4411">
            <text:p>441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Breaker - Duration</text:p>
          </table:table-cell>
          <table:table-cell table:number-columns-repeated="1012"/>
        </table:table-row>
        <table:table-row table:style-name="ro1">
          <table:table-cell office:value-type="float" office:value="4411">
            <text:p>4411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Breaker - Cap Use</text:p>
          </table:table-cell>
          <table:table-cell table:number-columns-repeated="1012"/>
        </table:table-row>
        <table:table-row table:style-name="ro1">
          <table:table-cell office:value-type="float" office:value="19921">
            <text:p>19921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Painting</text:p>
          </table:table-cell>
          <table:table-cell table:number-columns-repeated="1012"/>
        </table:table-row>
        <table:table-row table:style-name="ro1">
          <table:table-cell office:value-type="float" office:value="3429">
            <text:p>3429</text:p>
          </table:table-cell>
          <table:table-cell office:value-type="float" office:value="213">
            <text:p>213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0064">
            <text:p>100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Targeting</text:p>
          </table:table-cell>
          <table:table-cell table:number-columns-repeated="1012"/>
        </table:table-row>
        <table:table-row table:style-name="ro1">
          <table:table-cell office:value-type="float" office:value="19767">
            <text:p>19767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urret Destabilization - Tracking Speed</text:p>
          </table:table-cell>
          <table:table-cell table:number-columns-repeated="1012"/>
        </table:table-row>
        <table:table-row table:style-name="ro1">
          <table:table-cell office:value-type="float" office:value="19767">
            <text:p>19767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urret Destabilization - Optimal Range</text:p>
          </table:table-cell>
          <table:table-cell table:number-columns-repeated="1012"/>
        </table:table-row>
        <table:table-row table:style-name="ro1">
          <table:table-cell office:value-type="float" office:value="19767">
            <text:p>19767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urret Destabilization - Falloff</text:p>
          </table:table-cell>
          <table:table-cell table:number-columns-repeated="1012"/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Disrup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ENGINEERING</text:p>
          </table:table-cell>
          <table:table-cell table:number-columns-repeated="1020"/>
        </table:table-row>
        <table:table-row table:style-name="ro1">
          <table:table-cell office:value-type="float" office:value="24572">
            <text:p>2457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Energy Emission Systems</text:p>
          </table:table-cell>
          <table:table-cell table:number-columns-repeated="1012"/>
        </table:table-row>
        <table:table-row table:style-name="ro1">
          <table:table-cell office:value-type="float" office:value="24571">
            <text:p>24571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Shield Emission Systems</text:p>
          </table:table-cell>
          <table:table-cell table:number-columns-repeated="1012"/>
        </table:table-row>
        <table:table-row table:style-name="ro1">
          <table:table-cell office:value-type="float" office:value="21802">
            <text:p>21802</text:p>
          </table:table-cell>
          <table:table-cell office:value-type="float" office:value="1499">
            <text:p>1499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Shield Operation</text:p>
          </table:table-cell>
          <table:table-cell table:number-columns-repeated="1012"/>
        </table:table-row>
        <table:table-row table:style-name="ro1">
          <table:table-cell office:value-type="float" office:value="12365">
            <text:p>12365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M Shield Compensation - Passive</text:p>
          </table:table-cell>
          <table:table-cell table:number-columns-repeated="1012"/>
        </table:table-row>
        <table:table-row table:style-name="ro1">
          <table:table-cell office:value-type="float" office:value="12365">
            <text:p>12365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M Shield Compensation - Active</text:p>
          </table:table-cell>
          <table:table-cell table:number-columns-repeated="1012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Emission Systems - Small Energy Neut</text:p>
          </table:table-cell>
          <table:table-cell table:number-columns-repeated="1012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Emission Systems - Medium Energy Neut</text:p>
          </table:table-cell>
          <table:table-cell table:number-columns-repeated="1012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Emission Systems - Large Energy Neut</text:p>
          </table:table-cell>
          <table:table-cell table:number-columns-repeated="1012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Emission Systems - Energy Transfer Array</text:p>
          </table:table-cell>
          <table:table-cell table:number-columns-repeated="1012"/>
        </table:table-row>
        <table:table-row table:style-name="ro1">
          <table:table-cell office:value-type="float" office:value="3424">
            <text:p>3424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424">
            <text:p>3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Grid Upgrades</text:p>
          </table:table-cell>
          <table:table-cell table:number-columns-repeated="1012"/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2431">
            <text:p>2431</text:p>
          </table:table-cell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Management - Capacitor Capacity</text:p>
          </table:table-cell>
          <table:table-cell table:number-columns-repeated="1012"/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2431">
            <text:p>2431</text:p>
          </table:table-cell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Management - Capacitor Batteries</text:p>
          </table:table-cell>
          <table:table-cell table:number-columns-repeated="1012"/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Pulse Weapons</text:p>
          </table:table-cell>
          <table:table-cell table:number-columns-repeated="1012"/>
        </table:table-row>
        <table:table-row table:style-name="ro1">
          <table:table-cell office:value-type="float" office:value="3417">
            <text:p>3417</text:p>
          </table:table-cell>
          <table:table-cell office:value-type="float" office:value="220">
            <text:p>220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Systems Operation</text:p>
          </table:table-cell>
          <table:table-cell table:number-columns-repeated="1012"/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218">
            <text:p>218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gineering - Ship</text:p>
          </table:table-cell>
          <table:table-cell table:number-columns-repeated="1012"/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218">
            <text:p>218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gineering - MAPC</text:p>
          </table:table-cell>
          <table:table-cell table:number-columns-repeated="1012"/>
        </table:table-row>
        <table:table-row table:style-name="ro1">
          <table:table-cell office:value-type="float" office:value="12367">
            <text:p>12367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xplosive Shield Compensation - Passive</text:p>
          </table:table-cell>
          <table:table-cell table:number-columns-repeated="1012"/>
        </table:table-row>
        <table:table-row table:style-name="ro1">
          <table:table-cell office:value-type="float" office:value="12367">
            <text:p>12367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xplosive Shield Compensation - Acitve</text:p>
          </table:table-cell>
          <table:table-cell table:number-columns-repeated="1012"/>
        </table:table-row>
        <table:table-row table:style-name="ro1">
          <table:table-cell office:value-type="float" office:value="12366">
            <text:p>12366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inetic Shield Compensation - Passive</text:p>
          </table:table-cell>
          <table:table-cell table:number-columns-repeated="1012"/>
        </table:table-row>
        <table:table-row table:style-name="ro1">
          <table:table-cell office:value-type="float" office:value="12366">
            <text:p>12366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6">
            <text:p>99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Kinetic Shield Compensation - Active</text:p>
          </table:table-cell>
          <table:table-cell table:number-columns-repeated="1012"/>
        </table:table-row>
        <table:table-row table:style-name="ro1">
          <table:table-cell office:value-type="float" office:value="21059">
            <text:p>21059</text:p>
          </table:table-cell>
          <table:table-cell office:value-type="float" office:value="1499">
            <text:p>1499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609;610;611;6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Compensation</text:p>
          </table:table-cell>
          <table:table-cell table:number-columns-repeated="1012"/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Emission Systems</text:p>
          </table:table-cell>
          <table:table-cell table:number-columns-repeated="1012"/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280">
            <text:p>28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Management - Shields</text:p>
          </table:table-cell>
          <table:table-cell table:number-columns-repeated="1012"/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280">
            <text:p>28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Management - Shield Extenders</text:p>
          </table:table-cell>
          <table:table-cell table:number-columns-repeated="1012"/>
        </table:table-row>
        <table:table-row table:style-name="ro1">
          <table:table-cell office:value-type="float" office:value="3416">
            <text:p>3416</text:p>
          </table:table-cell>
          <table:table-cell office:value-type="float" office:value="283">
            <text:p>283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Operation</text:p>
          </table:table-cell>
          <table:table-cell table:number-columns-repeated="1012"/>
        </table:table-row>
        <table:table-row table:style-name="ro1">
          <table:table-cell office:value-type="float" office:value="3425">
            <text:p>3425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425">
            <text:p>3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Upgrades</text:p>
          </table:table-cell>
          <table:table-cell table:number-columns-repeated="1012"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277">
            <text:p>277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ctical Shield Manipulation</text:p>
          </table:table-cell>
          <table:table-cell table:number-columns-repeated="1012"/>
        </table:table-row>
        <table:table-row table:style-name="ro1">
          <table:table-cell office:value-type="float" office:value="11566">
            <text:p>11566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ermic Shield Compensation - Passive</text:p>
          </table:table-cell>
          <table:table-cell table:number-columns-repeated="1012"/>
        </table:table-row>
        <table:table-row table:style-name="ro1">
          <table:table-cell office:value-type="float" office:value="11566">
            <text:p>11566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hermic Shield Compensation - Activ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GUNNERY</text:p>
          </table:table-cell>
          <table:table-cell table:number-columns-repeated="1020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Energy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Hybrid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Projectile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Assault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Bomb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Citadel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Cruise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Heavy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Heavy Assault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Rocket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Siege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Snowball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Standard</text:p>
          </table:table-cell>
          <table:table-cell table:number-columns-repeated="1012"/>
        </table:table-row>
        <table:table-row table:style-name="ro1">
          <table:table-cell office:value-type="float" office:value="20327">
            <text:p>2032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773">
            <text:p>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Energy Turret - Beam</text:p>
          </table:table-cell>
          <table:table-cell table:number-columns-repeated="1012"/>
        </table:table-row>
        <table:table-row table:style-name="ro1">
          <table:table-cell office:value-type="float" office:value="20327">
            <text:p>2032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Energy Turret - Pulse</text:p>
          </table:table-cell>
          <table:table-cell table:number-columns-repeated="1012"/>
        </table:table-row>
        <table:table-row table:style-name="ro1">
          <table:table-cell office:value-type="float" office:value="21666">
            <text:p>2166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Hybrid Turret - Blaster</text:p>
          </table:table-cell>
          <table:table-cell table:number-columns-repeated="1012"/>
        </table:table-row>
        <table:table-row table:style-name="ro1">
          <table:table-cell office:value-type="float" office:value="21666">
            <text:p>2166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Hybrid Turret - Railgun</text:p>
          </table:table-cell>
          <table:table-cell table:number-columns-repeated="1012"/>
        </table:table-row>
        <table:table-row table:style-name="ro1">
          <table:table-cell office:value-type="float" office:value="21667">
            <text:p>2166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Projectile Turret - Artillery</text:p>
          </table:table-cell>
          <table:table-cell table:number-columns-repeated="1012"/>
        </table:table-row>
        <table:table-row table:style-name="ro1">
          <table:table-cell office:value-type="float" office:value="21667">
            <text:p>2166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Projectile Turret - Autocannon</text:p>
          </table:table-cell>
          <table:table-cell table:number-columns-repeated="1012"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trolled Bursts - Energy</text:p>
          </table:table-cell>
          <table:table-cell table:number-columns-repeated="1012"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trolled Bursts - Hybrid</text:p>
          </table:table-cell>
          <table:table-cell table:number-columns-repeated="1012"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trolled Bursts - Projectile</text:p>
          </table:table-cell>
          <table:table-cell table:number-columns-repeated="101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413">
            <text:p>413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10011">
            <text:p>1001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nnery - Energy</text:p>
          </table:table-cell>
          <table:table-cell table:number-columns-repeated="101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413">
            <text:p>413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10012">
            <text:p>10012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nnery - Hybrid</text:p>
          </table:table-cell>
          <table:table-cell table:number-columns-repeated="101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413">
            <text:p>413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10013">
            <text:p>1001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nnery - Projectile</text:p>
          </table:table-cell>
          <table:table-cell table:number-columns-repeated="1012"/>
        </table:table-row>
        <table:table-row table:style-name="ro1">
          <table:table-cell office:value-type="float" office:value="12203">
            <text:p>1220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3">
            <text:p>12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Artillery Specialization</text:p>
          </table:table-cell>
          <table:table-cell table:number-columns-repeated="1012"/>
        </table:table-row>
        <table:table-row table:style-name="ro1">
          <table:table-cell office:value-type="float" office:value="12209">
            <text:p>1220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9">
            <text:p>12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Autocannon Specialization</text:p>
          </table:table-cell>
          <table:table-cell table:number-columns-repeated="1012"/>
        </table:table-row>
        <table:table-row table:style-name="ro1">
          <table:table-cell office:value-type="float" office:value="12205">
            <text:p>1220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05">
            <text:p>122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Beam Laser Specialization</text:p>
          </table:table-cell>
          <table:table-cell table:number-columns-repeated="1012"/>
        </table:table-row>
        <table:table-row table:style-name="ro1">
          <table:table-cell office:value-type="float" office:value="12212">
            <text:p>1221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12">
            <text:p>1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Blaster Specialization</text:p>
          </table:table-cell>
          <table:table-cell table:number-columns-repeated="1012"/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Energy Turret - Beam</text:p>
          </table:table-cell>
          <table:table-cell table:number-columns-repeated="1012"/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Energy Turret - Pulse</text:p>
          </table:table-cell>
          <table:table-cell table:number-columns-repeated="1012"/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Hybrid Turret - Blaster</text:p>
          </table:table-cell>
          <table:table-cell table:number-columns-repeated="1012"/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Hybrid Turret - Railgun</text:p>
          </table:table-cell>
          <table:table-cell table:number-columns-repeated="1012"/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Projectile Turret - Artillery</text:p>
          </table:table-cell>
          <table:table-cell table:number-columns-repeated="1012"/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Projectile Turret - Autocannon</text:p>
          </table:table-cell>
          <table:table-cell table:number-columns-repeated="1012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15">
            <text:p>122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Pulse Laser Specialization</text:p>
          </table:table-cell>
          <table:table-cell table:number-columns-repeated="1012"/>
        </table:table-row>
        <table:table-row table:style-name="ro1">
          <table:table-cell office:value-type="float" office:value="12207">
            <text:p>1220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07">
            <text:p>12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Railgun Specialization</text:p>
          </table:table-cell>
          <table:table-cell table:number-columns-repeated="1012"/>
        </table:table-row>
        <table:table-row table:style-name="ro1">
          <table:table-cell office:value-type="float" office:value="12202">
            <text:p>1220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2">
            <text:p>12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Artillery Specialization</text:p>
          </table:table-cell>
          <table:table-cell table:number-columns-repeated="1012"/>
        </table:table-row>
        <table:table-row table:style-name="ro1">
          <table:table-cell office:value-type="float" office:value="12208">
            <text:p>12208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8">
            <text:p>12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Autocannon Specialization</text:p>
          </table:table-cell>
          <table:table-cell table:number-columns-repeated="1012"/>
        </table:table-row>
        <table:table-row table:style-name="ro1">
          <table:table-cell office:value-type="float" office:value="12204">
            <text:p>1220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04">
            <text:p>12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Beam Laser Specialization</text:p>
          </table:table-cell>
          <table:table-cell table:number-columns-repeated="1012"/>
        </table:table-row>
        <table:table-row table:style-name="ro1">
          <table:table-cell office:value-type="float" office:value="12211">
            <text:p>12211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11">
            <text:p>12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Blaster Specialization</text:p>
          </table:table-cell>
          <table:table-cell table:number-columns-repeated="1012"/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Energy Turret - Beam</text:p>
          </table:table-cell>
          <table:table-cell table:number-columns-repeated="1012"/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Energy Turret - Pulse</text:p>
          </table:table-cell>
          <table:table-cell table:number-columns-repeated="1012"/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Hybrid Turret - Blaster</text:p>
          </table:table-cell>
          <table:table-cell table:number-columns-repeated="1012"/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Hybrid Turret - Railgun</text:p>
          </table:table-cell>
          <table:table-cell table:number-columns-repeated="1012"/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Projectile Turret - Artillery</text:p>
          </table:table-cell>
          <table:table-cell table:number-columns-repeated="1012"/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Projectile Turret - Autocannon</text:p>
          </table:table-cell>
          <table:table-cell table:number-columns-repeated="1012"/>
        </table:table-row>
        <table:table-row table:style-name="ro1">
          <table:table-cell office:value-type="float" office:value="12214">
            <text:p>1221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14">
            <text:p>122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Pulse Laser Specialization</text:p>
          </table:table-cell>
          <table:table-cell table:number-columns-repeated="1012"/>
        </table:table-row>
        <table:table-row table:style-name="ro1">
          <table:table-cell office:value-type="float" office:value="12206">
            <text:p>1220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06">
            <text:p>122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Railgun Specialization</text:p>
          </table:table-cell>
          <table:table-cell table:number-columns-repeated="1012"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2846">
            <text:p>2846</text:p>
          </table:table-cell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tion Prediction - Energy</text:p>
          </table:table-cell>
          <table:table-cell table:number-columns-repeated="1012"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2846">
            <text:p>2846</text:p>
          </table:table-cell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tion Prediction - Hybrid</text:p>
          </table:table-cell>
          <table:table-cell table:number-columns-repeated="1012"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2846">
            <text:p>2846</text:p>
          </table:table-cell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tion Prediction - Projectile</text:p>
          </table:table-cell>
          <table:table-cell table:number-columns-repeated="1012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10011">
            <text:p>1001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pid Firing - Energy</text:p>
          </table:table-cell>
          <table:table-cell table:number-columns-repeated="1012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10012">
            <text:p>10012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pid Firing - Hybrid</text:p>
          </table:table-cell>
          <table:table-cell table:number-columns-repeated="1012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10013">
            <text:p>1001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pid Firing - Projectile</text:p>
          </table:table-cell>
          <table:table-cell table:number-columns-repeated="1012"/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arpshooter - Energy</text:p>
          </table:table-cell>
          <table:table-cell table:number-columns-repeated="1012"/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arpshooter - Hybrid</text:p>
          </table:table-cell>
          <table:table-cell table:number-columns-repeated="1012"/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arpshooter - Projectile</text:p>
          </table:table-cell>
          <table:table-cell table:number-columns-repeated="1012"/>
        </table:table-row>
        <table:table-row table:style-name="ro1">
          <table:table-cell office:value-type="float" office:value="12201">
            <text:p>12201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1">
            <text:p>12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Artillery Specialization</text:p>
          </table:table-cell>
          <table:table-cell table:number-columns-repeated="1012"/>
        </table:table-row>
        <table:table-row table:style-name="ro1">
          <table:table-cell office:value-type="float" office:value="11084">
            <text:p>1108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1084">
            <text:p>11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Autocannon Specialization</text:p>
          </table:table-cell>
          <table:table-cell table:number-columns-repeated="1012"/>
        </table:table-row>
        <table:table-row table:style-name="ro1">
          <table:table-cell office:value-type="float" office:value="11083">
            <text:p>1108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1083">
            <text:p>110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Beam Laser Specialization</text:p>
          </table:table-cell>
          <table:table-cell table:number-columns-repeated="1012"/>
        </table:table-row>
        <table:table-row table:style-name="ro1">
          <table:table-cell office:value-type="float" office:value="12210">
            <text:p>12210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10">
            <text:p>12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Blaster Specialization</text:p>
          </table:table-cell>
          <table:table-cell table:number-columns-repeated="1012"/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Energy Turret - Beam</text:p>
          </table:table-cell>
          <table:table-cell table:number-columns-repeated="1012"/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Energy Turret - Pulse</text:p>
          </table:table-cell>
          <table:table-cell table:number-columns-repeated="1012"/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Hybrid Turret - Blaster</text:p>
          </table:table-cell>
          <table:table-cell table:number-columns-repeated="1012"/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Hybrid Turret - Railgun</text:p>
          </table:table-cell>
          <table:table-cell table:number-columns-repeated="1012"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Projectile Turret - Artillery</text:p>
          </table:table-cell>
          <table:table-cell table:number-columns-repeated="1012"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Projectile Turret - Autocannon</text:p>
          </table:table-cell>
          <table:table-cell table:number-columns-repeated="1012"/>
        </table:table-row>
        <table:table-row table:style-name="ro1">
          <table:table-cell office:value-type="float" office:value="12213">
            <text:p>1221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13">
            <text:p>122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Pulse Laser Specialization</text:p>
          </table:table-cell>
          <table:table-cell table:number-columns-repeated="1012"/>
        </table:table-row>
        <table:table-row table:style-name="ro1">
          <table:table-cell office:value-type="float" office:value="11082">
            <text:p>1108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1082">
            <text:p>110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Railgun Specialization</text:p>
          </table:table-cell>
          <table:table-cell table:number-columns-repeated="1012"/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rgical Strike - Energy</text:p>
          </table:table-cell>
          <table:table-cell table:number-columns-repeated="1012"/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rgical Strike - Hybrid</text:p>
          </table:table-cell>
          <table:table-cell table:number-columns-repeated="1012"/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rgical Strike - Projectile</text:p>
          </table:table-cell>
          <table:table-cell table:number-columns-repeated="1012"/>
        </table:table-row>
        <table:table-row table:style-name="ro1">
          <table:table-cell office:value-type="float" office:value="22043">
            <text:p>22043</text:p>
          </table:table-cell>
          <table:table-cell office:value-type="float" office:value="1650">
            <text:p>1650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0280">
            <text:p>202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ctical Weapon Reconfiguration</text:p>
          </table:table-cell>
          <table:table-cell table:number-columns-repeated="1012"/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jectory Analysis - Energy</text:p>
          </table:table-cell>
          <table:table-cell table:number-columns-repeated="1012"/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jectory Analysis - Hybrid</text:p>
          </table:table-cell>
          <table:table-cell table:number-columns-repeated="1012"/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jectory Analysis - Projectile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Energy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Hybrid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Projectile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Smartbomb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Assault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Bomb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Citadel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Cruise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Heavy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Heavy Assault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Rocket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Siege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Snowball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Standard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INDUSTRY</text:p>
          </table:table-cell>
          <table:table-cell table:number-columns-repeated="1020"/>
        </table:table-row>
        <table:table-row table:style-name="ro1">
          <table:table-cell office:value-type="float" office:value="25544">
            <text:p>25544</text:p>
          </table:table-cell>
          <table:table-cell office:value-type="float" office:value="2727">
            <text:p>2727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as Cloud Harvesting</text:p>
          </table:table-cell>
          <table:table-cell table:number-columns-repeated="1012"/>
        </table:table-row>
        <table:table-row table:style-name="ro1">
          <table:table-cell office:value-type="float" office:value="16281">
            <text:p>16281</text:p>
          </table:table-cell>
          <table:table-cell office:value-type="float" office:value="1191">
            <text:p>1191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ce Harvesting</text:p>
          </table:table-cell>
          <table:table-cell table:number-columns-repeated="1012"/>
        </table:table-row>
        <table:table-row table:style-name="ro1">
          <table:table-cell office:value-type="float" office:value="28585">
            <text:p>28585</text:p>
          </table:table-cell>
          <table:table-cell office:value-type="float" office:value="1651">
            <text:p>165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dustrial Reconfiguration</text:p>
          </table:table-cell>
          <table:table-cell table:number-columns-repeated="1012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- Mining Laser</text:p>
          </table:table-cell>
          <table:table-cell table:number-columns-repeated="1012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- Strip Miner</text:p>
          </table:table-cell>
          <table:table-cell table:number-columns-repeated="1012"/>
        </table:table-row>
        <table:table-row table:style-name="ro1">
          <table:table-cell office:value-type="float" office:value="22578">
            <text:p>22578</text:p>
          </table:table-cell>
          <table:table-cell office:value-type="float" office:value="1895">
            <text:p>1895</text:p>
          </table:table-cell>
          <table:table-cell office:value-type="float" office:value="927">
            <text:p>927</text:p>
          </table:table-cell>
          <table:table-cell office:value-type="float" office:value="1">
            <text:p>1</text:p>
          </table:table-cell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Upgrade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LEADERSHIP</text:p>
          </table:table-cell>
          <table:table-cell table:number-columns-repeated="1020"/>
        </table:table-row>
        <table:table-row table:style-name="ro1">
          <table:table-cell office:value-type="float" office:value="20494">
            <text:p>20494</text:p>
          </table:table-cell>
          <table:table-cell office:value-type="float" office:value="270">
            <text:p>2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rmored Warfare - Ship</text:p>
          </table:table-cell>
          <table:table-cell table:number-columns-repeated="1012"/>
        </table:table-row>
        <table:table-row table:style-name="ro1">
          <table:table-cell office:value-type="float" office:value="20494">
            <text:p>20494</text:p>
          </table:table-cell>
          <table:table-cell/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rmored Warfare - Plates</text:p>
          </table:table-cell>
          <table:table-cell table:number-columns-repeated="1012"/>
        </table:table-row>
        <table:table-row table:style-name="ro1">
          <table:table-cell office:value-type="float" office:value="11569">
            <text:p>11569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69;20409;22227;4262;4264;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rmored Warfare Specialist</text:p>
          </table:table-cell>
          <table:table-cell table:number-columns-repeated="1012"/>
        </table:table-row>
        <table:table-row table:style-name="ro1">
          <table:table-cell office:value-type="float" office:value="24764">
            <text:p>24764</text:p>
          </table:table-cell>
          <table:table-cell/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leet Command</text:p>
          </table:table-cell>
          <table:table-cell table:number-columns-repeated="1012"/>
        </table:table-row>
        <table:table-row table:style-name="ro1">
          <table:table-cell office:value-type="float" office:value="20495">
            <text:p>20495</text:p>
          </table:table-cell>
          <table:table-cell office:value-type="float" office:value="206">
            <text:p>20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Information Warfare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405;11052;4270;42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698">
            <text:p>698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eadership</text:p>
          </table:table-cell>
          <table:table-cell table:number-columns-repeated="1012"/>
        </table:table-row>
        <table:table-row table:style-name="ro1">
          <table:table-cell office:value-type="float" office:value="22552">
            <text:p>225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2553;22555;22557;4274;4276;42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ining Director</text:p>
          </table:table-cell>
          <table:table-cell table:number-columns-repeated="1012"/>
        </table:table-row>
        <table:table-row table:style-name="ro1">
          <table:table-cell office:value-type="float" office:value="22536">
            <text:p>22536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ining Foreman</text:p>
          </table:table-cell>
          <table:table-cell table:number-columns-repeated="1012"/>
        </table:table-row>
        <table:table-row table:style-name="ro1">
          <table:table-cell office:value-type="float" office:value="22536">
            <text:p>22536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ining Foreman</text:p>
          </table:table-cell>
          <table:table-cell table:number-columns-repeated="1012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280">
            <text:p>28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iege Warfare - Ship</text:p>
          </table:table-cell>
          <table:table-cell table:number-columns-repeated="1012"/>
        </table:table-row>
        <table:table-row table:style-name="ro1">
          <table:table-cell office:value-type="float" office:value="3350">
            <text:p>3350</text:p>
          </table:table-cell>
          <table:table-cell/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iege Warfare - Extenders</text:p>
          </table:table-cell>
          <table:table-cell table:number-columns-repeated="1012"/>
        </table:table-row>
        <table:table-row table:style-name="ro1">
          <table:table-cell office:value-type="float" office:value="3351">
            <text:p>3351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124;22228;20514;4280;4282;42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iege Warfare Specialist</text:p>
          </table:table-cell>
          <table:table-cell table:number-columns-repeated="1012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rmish Warfare</text:p>
          </table:table-cell>
          <table:table-cell table:number-columns-repeated="1012"/>
        </table:table-row>
        <table:table-row table:style-name="ro1">
          <table:table-cell office:value-type="float" office:value="11572">
            <text:p>1157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70;11017;20408;4286;4288;42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kirmish Warfare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21">
            <text:p>1321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22">
            <text:p>1322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11574">
            <text:p>11574</text:p>
          </table:table-cell>
          <table:table-cell/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ing Command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MECHANIC</text:p>
          </table:table-cell>
          <table:table-cell table:number-columns-repeated="1020"/>
        </table:table-row>
        <table:table-row table:style-name="ro1">
          <table:table-cell office:value-type="float" office:value="32797">
            <text:p>3279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mor Resistance Phasing</text:p>
          </table:table-cell>
          <table:table-cell table:number-columns-repeated="1012"/>
        </table:table-row>
        <table:table-row table:style-name="ro1">
          <table:table-cell office:value-type="float" office:value="26253">
            <text:p>26253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mor Rigging</text:p>
          </table:table-cell>
          <table:table-cell table:number-columns-repeated="1012"/>
        </table:table-row>
        <table:table-row table:style-name="ro1">
          <table:table-cell office:value-type="float" office:value="26254">
            <text:p>26254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nautics Rigging</text:p>
          </table:table-cell>
          <table:table-cell table:number-columns-repeated="1012"/>
        </table:table-row>
        <table:table-row table:style-name="ro1">
          <table:table-cell office:value-type="float" office:value="24568">
            <text:p>24568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Remote Armor Repair Systems</text:p>
          </table:table-cell>
          <table:table-cell table:number-columns-repeated="1012"/>
        </table:table-row>
        <table:table-row table:style-name="ro1">
          <table:table-cell office:value-type="float" office:value="27936">
            <text:p>27936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63">
            <text:p>10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Remote Hull Repair Systems</text:p>
          </table:table-cell>
          <table:table-cell table:number-columns-repeated="1012"/>
        </table:table-row>
        <table:table-row table:style-name="ro1">
          <table:table-cell office:value-type="float" office:value="21803">
            <text:p>21803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Repair Systems</text:p>
          </table:table-cell>
          <table:table-cell table:number-columns-repeated="1012"/>
        </table:table-row>
        <table:table-row table:style-name="ro1">
          <table:table-cell office:value-type="float" office:value="26255">
            <text:p>26255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s Rigging</text:p>
          </table:table-cell>
          <table:table-cell table:number-columns-repeated="1012"/>
        </table:table-row>
        <table:table-row table:style-name="ro1">
          <table:table-cell office:value-type="float" office:value="26256">
            <text:p>26256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 Superiority Rigging</text:p>
          </table:table-cell>
          <table:table-cell table:number-columns-repeated="1012"/>
        </table:table-row>
        <table:table-row table:style-name="ro1">
          <table:table-cell office:value-type="float" office:value="22806">
            <text:p>22806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string">
            <text:p>98;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M Armor Compensation - Passive</text:p>
          </table:table-cell>
          <table:table-cell table:number-columns-repeated="1012"/>
        </table:table-row>
        <table:table-row table:style-name="ro1">
          <table:table-cell office:value-type="float" office:value="22806">
            <text:p>22806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M Armor Compensation - Active</text:p>
          </table:table-cell>
          <table:table-cell table:number-columns-repeated="1012"/>
        </table:table-row>
        <table:table-row table:style-name="ro1">
          <table:table-cell office:value-type="float" office:value="26258">
            <text:p>26258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Weapon Rigging</text:p>
          </table:table-cell>
          <table:table-cell table:number-columns-repeated="1012"/>
        </table:table-row>
        <table:table-row table:style-name="ro1">
          <table:table-cell office:value-type="float" office:value="22807">
            <text:p>22807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string">
            <text:p>98;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xplosive Armor Compensation - Passive</text:p>
          </table:table-cell>
          <table:table-cell table:number-columns-repeated="1012"/>
        </table:table-row>
        <table:table-row table:style-name="ro1">
          <table:table-cell office:value-type="float" office:value="22807">
            <text:p>22807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xplosive Armor Compensation - Active</text:p>
          </table:table-cell>
          <table:table-cell table:number-columns-repeated="1012"/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270">
            <text:p>2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ull Upgrades - Armor HP</text:p>
          </table:table-cell>
          <table:table-cell table:number-columns-repeated="1012"/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270">
            <text:p>2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ull Upgrades - Armor Plate HP</text:p>
          </table:table-cell>
          <table:table-cell table:number-columns-repeated="1012"/>
        </table:table-row>
        <table:table-row table:style-name="ro1">
          <table:table-cell office:value-type="float" office:value="26259">
            <text:p>26259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ybrid Weapon Rigging</text:p>
          </table:table-cell>
          <table:table-cell table:number-columns-repeated="1012"/>
        </table:table-row>
        <table:table-row table:style-name="ro1">
          <table:table-cell office:value-type="float" office:value="26252">
            <text:p>2625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ry Rigging</text:p>
          </table:table-cell>
          <table:table-cell table:number-columns-repeated="1012"/>
        </table:table-row>
        <table:table-row table:style-name="ro1">
          <table:table-cell office:value-type="float" office:value="22808">
            <text:p>22808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string">
            <text:p>98;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inetic Armor Compensation - Passive</text:p>
          </table:table-cell>
          <table:table-cell table:number-columns-repeated="1012"/>
        </table:table-row>
        <table:table-row table:style-name="ro1">
          <table:table-cell office:value-type="float" office:value="22808">
            <text:p>22808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6">
            <text:p>996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Kinetic Armor Compensation - Active</text:p>
          </table:table-cell>
          <table:table-cell table:number-columns-repeated="1012"/>
        </table:table-row>
        <table:table-row table:style-name="ro1">
          <table:table-cell office:value-type="float" office:value="26260">
            <text:p>26260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ncher Rigging</text:p>
          </table:table-cell>
          <table:table-cell table:number-columns-repeated="1012"/>
        </table:table-row>
        <table:table-row table:style-name="ro1">
          <table:table-cell office:value-type="float" office:value="3392">
            <text:p>3392</text:p>
          </table:table-cell>
          <table:table-cell office:value-type="float" office:value="251">
            <text:p>251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chanic</text:p>
          </table:table-cell>
          <table:table-cell table:number-columns-repeated="1012"/>
        </table:table-row>
        <table:table-row table:style-name="ro1">
          <table:table-cell office:value-type="float" office:value="28880">
            <text:p>28880</text:p>
          </table:table-cell>
          <table:table-cell office:value-type="float" office:value="3524">
            <text:p>3524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Interfacing – specialty skill</text:p>
          </table:table-cell>
          <table:table-cell table:number-columns-repeated="1012"/>
        </table:table-row>
        <table:table-row table:style-name="ro1">
          <table:table-cell office:value-type="float" office:value="28879">
            <text:p>28879</text:p>
          </table:table-cell>
          <table:table-cell office:value-type="float" office:value="3522">
            <text:p>3522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Operation</text:p>
          </table:table-cell>
          <table:table-cell table:number-columns-repeated="1012"/>
        </table:table-row>
        <table:table-row table:style-name="ro1">
          <table:table-cell office:value-type="float" office:value="26257">
            <text:p>26257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jectile Weapon Rigging</text:p>
          </table:table-cell>
          <table:table-cell table:number-columns-repeated="1012"/>
        </table:table-row>
        <table:table-row table:style-name="ro1">
          <table:table-cell office:value-type="float" office:value="16069">
            <text:p>16069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mote Armor Repair Systems</text:p>
          </table:table-cell>
          <table:table-cell table:number-columns-repeated="1012"/>
        </table:table-row>
        <table:table-row table:style-name="ro1">
          <table:table-cell office:value-type="float" office:value="27902">
            <text:p>2790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mote Hull Repair Systems - Small</text:p>
          </table:table-cell>
          <table:table-cell table:number-columns-repeated="1012"/>
        </table:table-row>
        <table:table-row table:style-name="ro1">
          <table:table-cell office:value-type="float" office:value="27902">
            <text:p>2790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mote Hull Repair Systems - Medium</text:p>
          </table:table-cell>
          <table:table-cell table:number-columns-repeated="1012"/>
        </table:table-row>
        <table:table-row table:style-name="ro1">
          <table:table-cell office:value-type="float" office:value="27902">
            <text:p>2790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mote Hull Repair Systems - Large</text:p>
          </table:table-cell>
          <table:table-cell table:number-columns-repeated="1012"/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Systems - Small</text:p>
          </table:table-cell>
          <table:table-cell table:number-columns-repeated="1012"/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Systems - Medium</text:p>
          </table:table-cell>
          <table:table-cell table:number-columns-repeated="1012"/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51">
            <text:p>1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Systems - Large</text:p>
          </table:table-cell>
          <table:table-cell table:number-columns-repeated="1012"/>
        </table:table-row>
        <table:table-row table:style-name="ro1">
          <table:table-cell office:value-type="float" office:value="25863">
            <text:p>25863</text:p>
          </table:table-cell>
          <table:table-cell office:value-type="float" office:value="4804">
            <text:p>4804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5861;3083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Salvaging</text:p>
          </table:table-cell>
          <table:table-cell table:number-columns-repeated="1012"/>
        </table:table-row>
        <table:table-row table:style-name="ro1">
          <table:table-cell office:value-type="float" office:value="26261">
            <text:p>26261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Rigging</text:p>
          </table:table-cell>
          <table:table-cell table:number-columns-repeated="1012"/>
        </table:table-row>
        <table:table-row table:style-name="ro1">
          <table:table-cell office:value-type="float" office:value="27906">
            <text:p>27906</text:p>
          </table:table-cell>
          <table:table-cell office:value-type="float" office:value="2967">
            <text:p>2967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7951">
            <text:p>2795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ctical Logistics Reconfiguration</text:p>
          </table:table-cell>
          <table:table-cell table:number-columns-repeated="1012"/>
        </table:table-row>
        <table:table-row table:style-name="ro1">
          <table:table-cell office:value-type="float" office:value="22809">
            <text:p>22809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string">
            <text:p>98;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ermic Armor Compensation - Passive</text:p>
          </table:table-cell>
          <table:table-cell table:number-columns-repeated="1012"/>
        </table:table-row>
        <table:table-row table:style-name="ro1">
          <table:table-cell office:value-type="float" office:value="22809">
            <text:p>22809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hermic Armor Compensation - Activ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MISSILE LAUNCHER OPERATION</text:p>
          </table:table-cell>
          <table:table-cell table:number-columns-repeated="1020"/>
        </table:table-row>
        <table:table-row table:style-name="ro1">
          <table:table-cell office:value-type="float" office:value="28073">
            <text:p>28073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mb Deployment</text:p>
          </table:table-cell>
          <table:table-cell table:number-columns-repeated="1012"/>
        </table:table-row>
        <table:table-row table:style-name="ro1">
          <table:table-cell office:value-type="float" office:value="32435">
            <text:p>32435</text:p>
          </table:table-cell>
          <table:table-cell office:value-type="float" office:value="4555">
            <text:p>455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Cruise Missiles - EM</text:p>
          </table:table-cell>
          <table:table-cell table:number-columns-repeated="1012"/>
        </table:table-row>
        <table:table-row table:style-name="ro1">
          <table:table-cell office:value-type="float" office:value="32435">
            <text:p>32435</text:p>
          </table:table-cell>
          <table:table-cell office:value-type="float" office:value="4556">
            <text:p>455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Cruise Missiles - Explosive</text:p>
          </table:table-cell>
          <table:table-cell table:number-columns-repeated="1012"/>
        </table:table-row>
        <table:table-row table:style-name="ro1">
          <table:table-cell office:value-type="float" office:value="32435">
            <text:p>32435</text:p>
          </table:table-cell>
          <table:table-cell office:value-type="float" office:value="4557">
            <text:p>45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Cruise Missiles - Kinetic</text:p>
          </table:table-cell>
          <table:table-cell table:number-columns-repeated="1012"/>
        </table:table-row>
        <table:table-row table:style-name="ro1">
          <table:table-cell office:value-type="float" office:value="32435">
            <text:p>32435</text:p>
          </table:table-cell>
          <table:table-cell office:value-type="float" office:value="4558">
            <text:p>455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Cruise Missiles - Thermal</text:p>
          </table:table-cell>
          <table:table-cell table:number-columns-repeated="1012"/>
        </table:table-row>
        <table:table-row table:style-name="ro1">
          <table:table-cell office:value-type="float" office:value="21668">
            <text:p>21668</text:p>
          </table:table-cell>
          <table:table-cell office:value-type="float" office:value="1592">
            <text:p>159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Torpedoes - EM</text:p>
          </table:table-cell>
          <table:table-cell table:number-columns-repeated="1012"/>
        </table:table-row>
        <table:table-row table:style-name="ro1">
          <table:table-cell office:value-type="float" office:value="21668">
            <text:p>21668</text:p>
          </table:table-cell>
          <table:table-cell office:value-type="float" office:value="1593">
            <text:p>1593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Torpedoes - Explosive</text:p>
          </table:table-cell>
          <table:table-cell table:number-columns-repeated="1012"/>
        </table:table-row>
        <table:table-row table:style-name="ro1">
          <table:table-cell office:value-type="float" office:value="21668">
            <text:p>21668</text:p>
          </table:table-cell>
          <table:table-cell office:value-type="float" office:value="1588">
            <text:p>158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Torpedoes - Kinetic</text:p>
          </table:table-cell>
          <table:table-cell table:number-columns-repeated="1012"/>
        </table:table-row>
        <table:table-row table:style-name="ro1">
          <table:table-cell office:value-type="float" office:value="21668">
            <text:p>21668</text:p>
          </table:table-cell>
          <table:table-cell office:value-type="float" office:value="1594">
            <text:p>1594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Torpedoes - Thermal</text:p>
          </table:table-cell>
          <table:table-cell table:number-columns-repeated="1012"/>
        </table:table-row>
        <table:table-row table:style-name="ro1">
          <table:table-cell office:value-type="float" office:value="20212">
            <text:p>20212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12">
            <text:p>20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 Specialization</text:p>
          </table:table-cell>
          <table:table-cell table:number-columns-repeated="1012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6;656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s - EM</text:p>
          </table:table-cell>
          <table:table-cell table:number-columns-repeated="1012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6;656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s - Explosive</text:p>
          </table:table-cell>
          <table:table-cell table:number-columns-repeated="1012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6;656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s - Kinetic</text:p>
          </table:table-cell>
          <table:table-cell table:number-columns-repeated="1012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6;656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s - Thermal</text:p>
          </table:table-cell>
          <table:table-cell table:number-columns-repeated="1012"/>
        </table:table-row>
        <table:table-row table:style-name="ro1">
          <table:table-cell office:value-type="float" office:value="3323">
            <text:p>3323</text:p>
          </table:table-cell>
          <table:table-cell office:value-type="float" office:value="624">
            <text:p>624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fender Missiles</text:p>
          </table:table-cell>
          <table:table-cell table:number-columns-repeated="1012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oF Missiles - EM</text:p>
          </table:table-cell>
          <table:table-cell table:number-columns-repeated="1012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oF Missiles - Explosive</text:p>
          </table:table-cell>
          <table:table-cell table:number-columns-repeated="1012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oF Missiles - Kinetic</text:p>
          </table:table-cell>
          <table:table-cell table:number-columns-repeated="1012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oF Missiles - Thermal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Light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Heavy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Cruise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T2 Cruise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T2 Heavy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T2 Light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FoF Cruise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FoF Heavy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FoF Light</text:p>
          </table:table-cell>
          <table:table-cell table:number-columns-repeated="1012"/>
        </table:table-row>
        <table:table-row table:style-name="ro1">
          <table:table-cell office:value-type="float" office:value="25718">
            <text:p>25718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718">
            <text:p>257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 Specialization</text:p>
          </table:table-cell>
          <table:table-cell table:number-columns-repeated="1012"/>
        </table:table-row>
        <table:table-row table:style-name="ro1">
          <table:table-cell office:value-type="float" office:value="25719">
            <text:p>25719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s - EM</text:p>
          </table:table-cell>
          <table:table-cell table:number-columns-repeated="1012"/>
        </table:table-row>
        <table:table-row table:style-name="ro1">
          <table:table-cell office:value-type="float" office:value="25719">
            <text:p>25719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s - Explosive</text:p>
          </table:table-cell>
          <table:table-cell table:number-columns-repeated="1012"/>
        </table:table-row>
        <table:table-row table:style-name="ro1">
          <table:table-cell office:value-type="float" office:value="25719">
            <text:p>25719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s - Kinetic</text:p>
          </table:table-cell>
          <table:table-cell table:number-columns-repeated="1012"/>
        </table:table-row>
        <table:table-row table:style-name="ro1">
          <table:table-cell office:value-type="float" office:value="25719">
            <text:p>25719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s- Thermal</text:p>
          </table:table-cell>
          <table:table-cell table:number-columns-repeated="1012"/>
        </table:table-row>
        <table:table-row table:style-name="ro1">
          <table:table-cell office:value-type="float" office:value="20211">
            <text:p>2021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11">
            <text:p>20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 Specialization</text:p>
          </table:table-cell>
          <table:table-cell table:number-columns-repeated="1012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s - EM</text:p>
          </table:table-cell>
          <table:table-cell table:number-columns-repeated="1012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s - Explosive</text:p>
          </table:table-cell>
          <table:table-cell table:number-columns-repeated="1012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s - Kinetic</text:p>
          </table:table-cell>
          <table:table-cell table:number-columns-repeated="1012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s - Thermal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Assaul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Cruise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Heavy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Ligh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Rocke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Torpedo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Assaul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Cruise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Heavy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Ligh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Rocke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orpedo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Citadel Torpedo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Defender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FoF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Assault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Bomb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Citadel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Cruise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Heavy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Heavy Assault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Rocket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iege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nowball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tandard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Assaul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Cruise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Heavy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Ligh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Rocke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Torpedo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Assaul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Cruise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Heavy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Ligh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Rocke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orpedo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Citadel Torpedo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Defender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FoF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Assault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Bomb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Citadel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Cruise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Heavy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Heavy Assault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Rocket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iege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nowball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tandard</text:p>
          </table:table-cell>
          <table:table-cell table:number-columns-repeated="1012"/>
        </table:table-row>
        <table:table-row table:style-name="ro1">
          <table:table-cell office:value-type="float" office:value="20209">
            <text:p>2020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09">
            <text:p>20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 Specialization</text:p>
          </table:table-cell>
          <table:table-cell table:number-columns-repeated="101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s - EM</text:p>
          </table:table-cell>
          <table:table-cell table:number-columns-repeated="101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s - Explosive</text:p>
          </table:table-cell>
          <table:table-cell table:number-columns-repeated="101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s - Kinetic</text:p>
          </table:table-cell>
          <table:table-cell table:number-columns-repeated="101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s - Thermal</text:p>
          </table:table-cell>
          <table:table-cell table:number-columns-repeated="1012"/>
        </table:table-row>
        <table:table-row table:style-name="ro1">
          <table:table-cell office:value-type="float" office:value="20210">
            <text:p>20210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10">
            <text:p>20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 Specialization</text:p>
          </table:table-cell>
          <table:table-cell table:number-columns-repeated="1012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s - EM</text:p>
          </table:table-cell>
          <table:table-cell table:number-columns-repeated="1012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s - Explosive</text:p>
          </table:table-cell>
          <table:table-cell table:number-columns-repeated="1012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s - Kinetic</text:p>
          </table:table-cell>
          <table:table-cell table:number-columns-repeated="1012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s - Thermal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Assaul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Cruise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Heavy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Ligh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Rocke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Torpedo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Assaul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Cruise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Heavy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Ligh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Rocke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orpedo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Citadel Torpedo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Defender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FoF</text:p>
          </table:table-cell>
          <table:table-cell table:number-columns-repeated="1012"/>
        </table:table-row>
        <table:table-row table:style-name="ro1">
          <table:table-cell office:value-type="float" office:value="20213">
            <text:p>20213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13">
            <text:p>202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 Specialization</text:p>
          </table:table-cell>
          <table:table-cell table:number-columns-repeated="1012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es - EM</text:p>
          </table:table-cell>
          <table:table-cell table:number-columns-repeated="1012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es - Explosive</text:p>
          </table:table-cell>
          <table:table-cell table:number-columns-repeated="1012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es - Kinetic</text:p>
          </table:table-cell>
          <table:table-cell table:number-columns-repeated="1012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es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Assaul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Assaul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Assaul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Assaul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Cruise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Cruise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Cruise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Cruise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Heavy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Heavy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Heavy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Heavy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Ligh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Ligh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Ligh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Ligh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Rocke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Rocke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Rocke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Rocke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Torpedo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Torpedo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Torpedo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Torpedo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Assaul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Assaul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Assaul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Assaul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ruise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ruise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ruise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ruise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Heavy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Heavy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Heavy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Heavy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Ligh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Ligh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Ligh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Ligh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Rocke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Rocke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Rocke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Rocke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orpedo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orpedo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orpedo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orpedo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itadel Torpedo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itadel Torpedo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itadel Torpedo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itadel Torpedo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Defender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Defender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Defender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Defender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Cruise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Cruise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Cruise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Cruise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Heavy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Heavy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Heavy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Heavy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Ligh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Ligh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Ligh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Light - Therma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NAVIGATION</text:p>
          </table:table-cell>
          <table:table-cell table:number-columns-repeated="1020"/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228">
            <text:p>228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cceleration Control - AB/MWD</text:p>
          </table:table-cell>
          <table:table-cell table:number-columns-repeated="1012"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fterburner</text:p>
          </table:table-cell>
          <table:table-cell table:number-columns-repeated="1012"/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vasive Maneuvering</text:p>
          </table:table-cell>
          <table:table-cell table:number-columns-repeated="1012"/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uel Conservation</text:p>
          </table:table-cell>
          <table:table-cell table:number-columns-repeated="1012"/>
        </table:table-row>
        <table:table-row table:style-name="ro1">
          <table:table-cell office:value-type="float" office:value="3454">
            <text:p>3454</text:p>
          </table:table-cell>
          <table:table-cell office:value-type="float" office:value="243">
            <text:p>243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gh Speed Maneuvering</text:p>
          </table:table-cell>
          <table:table-cell table:number-columns-repeated="1012"/>
        </table:table-row>
        <table:table-row table:style-name="ro1">
          <table:table-cell office:value-type="float" office:value="21611">
            <text:p>21611</text:p>
          </table:table-cell>
          <table:table-cell office:value-type="float" office:value="1582">
            <text:p>1582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67">
            <text:p>867</text:p>
          </table:table-cell>
          <table:table-cell office:value-type="float" office:value="2">
            <text:p>2</text:p>
          </table:table-cell>
          <table:table-cell office:value-type="string">
            <text:p>30;485;547;659;883;898;9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Drive Calibration</text:p>
          </table:table-cell>
          <table:table-cell table:number-columns-repeated="1012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1723">
            <text:p>1723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2">
            <text:p>2</text:p>
          </table:table-cell>
          <table:table-cell office:value-type="string">
            <text:p>30;485;547;659;883;898;9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Drive Operation</text:p>
          </table:table-cell>
          <table:table-cell table:number-columns-repeated="1012"/>
        </table:table-row>
        <table:table-row table:style-name="ro1">
          <table:table-cell office:value-type="float" office:value="21610">
            <text:p>21610</text:p>
          </table:table-cell>
          <table:table-cell office:value-type="float" office:value="3527">
            <text:p>3527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office:value-type="float" office:value="2">
            <text:p>2</text:p>
          </table:table-cell>
          <table:table-cell office:value-type="string">
            <text:p>30;485;547;659;883;898;9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Fuel Conservation</text:p>
          </table:table-cell>
          <table:table-cell table:number-columns-repeated="1012"/>
        </table:table-row>
        <table:table-row table:style-name="ro1">
          <table:table-cell office:value-type="float" office:value="3449">
            <text:p>3449</text:p>
          </table:table-cell>
          <table:table-cell office:value-type="float" office:value="222">
            <text:p>222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vigation</text:p>
          </table:table-cell>
          <table:table-cell table:number-columns-repeated="1012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234">
            <text:p>234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p Drive Opera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SCIENCE</text:p>
          </table:table-cell>
          <table:table-cell table:number-columns-repeated="1020"/>
        </table:table-row>
        <table:table-row table:style-name="ro1">
          <table:table-cell office:value-type="float" office:value="13278">
            <text:p>13278</text:p>
          </table:table-cell>
          <table:table-cell office:value-type="float" office:value="4804">
            <text:p>4804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7;308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rcheaology</text:p>
          </table:table-cell>
          <table:table-cell table:number-columns-repeated="1012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geology - Mining Laser</text:p>
          </table:table-cell>
          <table:table-cell table:number-columns-repeated="1012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geology - Strip Miner</text:p>
          </table:table-cell>
          <table:table-cell table:number-columns-repeated="1012"/>
        </table:table-row>
        <table:table-row table:style-name="ro1">
          <table:table-cell office:value-type="float" office:value="25811">
            <text:p>25811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metric Acquisition - Scan Time</text:p>
          </table:table-cell>
          <table:table-cell table:number-columns-repeated="1012"/>
        </table:table-row>
        <table:table-row table:style-name="ro1">
          <table:table-cell office:value-type="float" office:value="25810">
            <text:p>25810</text:p>
          </table:table-cell>
          <table:table-cell office:value-type="float" office:value="2820">
            <text:p>2820</text:p>
          </table:table-cell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metric Pinpointing - Base Maximum Deviation</text:p>
          </table:table-cell>
          <table:table-cell table:number-columns-repeated="1012"/>
        </table:table-row>
        <table:table-row table:style-name="ro1">
          <table:table-cell office:value-type="float" office:value="25739">
            <text:p>25739</text:p>
          </table:table-cell>
          <table:table-cell office:value-type="float" office:value="2656">
            <text:p>2656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metric Rangefinding - Base Strength</text:p>
          </table:table-cell>
          <table:table-cell table:number-columns-repeated="1012"/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2654">
            <text:p>26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metrics</text:p>
          </table:table-cell>
          <table:table-cell table:number-columns-repeated="1012"/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iology</text:p>
          </table:table-cell>
          <table:table-cell table:number-columns-repeated="1012"/>
        </table:table-row>
        <table:table-row table:style-name="ro1">
          <table:table-cell office:value-type="float" office:value="24606">
            <text:p>24606</text:p>
          </table:table-cell>
          <table:table-cell office:value-type="float" office:value="2411">
            <text:p>2411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59;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oning Facility Operation</text:p>
          </table:table-cell>
          <table:table-cell table:number-columns-repeated="1012"/>
        </table:table-row>
        <table:table-row table:style-name="ro1">
          <table:table-cell office:value-type="float" office:value="24563">
            <text:p>2456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omsday Operation - Thermal</text:p>
          </table:table-cell>
          <table:table-cell table:number-columns-repeated="1012"/>
        </table:table-row>
        <table:table-row table:style-name="ro1">
          <table:table-cell office:value-type="float" office:value="24563">
            <text:p>2456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omsday Operation - Explosive</text:p>
          </table:table-cell>
          <table:table-cell table:number-columns-repeated="1012"/>
        </table:table-row>
        <table:table-row table:style-name="ro1">
          <table:table-cell office:value-type="float" office:value="24563">
            <text:p>2456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omsday Operation - EM</text:p>
          </table:table-cell>
          <table:table-cell table:number-columns-repeated="1012"/>
        </table:table-row>
        <table:table-row table:style-name="ro1">
          <table:table-cell office:value-type="float" office:value="24563">
            <text:p>2456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omsday Operation - Kinetic</text:p>
          </table:table-cell>
          <table:table-cell table:number-columns-repeated="1012"/>
        </table:table-row>
        <table:table-row table:style-name="ro1">
          <table:table-cell office:value-type="float" office:value="21718">
            <text:p>21718</text:p>
          </table:table-cell>
          <table:table-cell office:value-type="float" office:value="4804">
            <text:p>4804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5;308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Hacking</text:p>
          </table:table-cell>
          <table:table-cell table:number-columns-repeated="1012"/>
        </table:table-row>
        <table:table-row table:style-name="ro1">
          <table:table-cell office:value-type="float" office:value="24562">
            <text:p>24562</text:p>
          </table:table-cell>
          <table:table-cell office:value-type="float" office:value="4813">
            <text:p>4813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Portal Generation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3">
            <text:p>2763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Shield Boost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0">
            <text:p>2760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1">
            <text:p>1141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Armor HP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0">
            <text:p>2760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Armor Repair Amount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3">
            <text:p>2763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Shield Cap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8">
            <text:p>2778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Turret Optimal Range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8">
            <text:p>2778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5">
            <text:p>1145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Turret Tracking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8">
            <text:p>2778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6">
            <text:p>1146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Turret Falloff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6">
            <text:p>277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Explosion Velocity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6">
            <text:p>277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8">
            <text:p>1148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Missile Velocity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6">
            <text:p>277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9">
            <text:p>1149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Explosion Radius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6">
            <text:p>276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Capacitor Cap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6">
            <text:p>276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51">
            <text:p>1151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Velocity Penalt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2">
            <text:p>1092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8164">
            <text:p>28164</text:p>
          </table:table-cell>
          <table:table-cell office:value-type="float" office:value="3195">
            <text:p>319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ermodynamic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SPACESHIP COMMAND</text:p>
          </table:table-cell>
          <table:table-cell table:number-columns-repeated="1020"/>
        </table:table-row>
        <table:table-row table:style-name="ro1">
          <table:table-cell office:value-type="float" office:value="20342">
            <text:p>20342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20342">
            <text:p>20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Spaceship Command</text:p>
          </table:table-cell>
          <table:table-cell table:number-columns-repeated="1012"/>
        </table:table-row>
        <table:table-row table:style-name="ro1">
          <table:table-cell office:value-type="float" office:value="20342">
            <text:p>20342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20533">
            <text:p>205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Spaceship Command</text:p>
          </table:table-cell>
          <table:table-cell table:number-columns-repeated="1012"/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Battleship</text:p>
          </table:table-cell>
          <table:table-cell table:number-columns-repeated="1012"/>
        </table:table-row>
        <table:table-row table:style-name="ro1">
          <table:table-cell office:value-type="float" office:value="24311">
            <text:p>2431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Carrier</text:p>
          </table:table-cell>
          <table:table-cell table:number-columns-repeated="1012"/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Cruiser</text:p>
          </table:table-cell>
          <table:table-cell table:number-columns-repeated="1012"/>
        </table:table-row>
        <table:table-row table:style-name="ro1">
          <table:table-cell office:value-type="float" office:value="20525">
            <text:p>2052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Dreadnought</text:p>
          </table:table-cell>
          <table:table-cell table:number-columns-repeated="1012"/>
        </table:table-row>
        <table:table-row table:style-name="ro1">
          <table:table-cell office:value-type="float" office:value="20524">
            <text:p>2052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Freighter</text:p>
          </table:table-cell>
          <table:table-cell table:number-columns-repeated="1012"/>
        </table:table-row>
        <table:table-row table:style-name="ro1">
          <table:table-cell office:value-type="float" office:value="3331">
            <text:p>333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Frigate</text:p>
          </table:table-cell>
          <table:table-cell table:number-columns-repeated="1012"/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Industrial</text:p>
          </table:table-cell>
          <table:table-cell table:number-columns-repeated="1012"/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Titan</text:p>
          </table:table-cell>
          <table:table-cell table:number-columns-repeated="1012"/>
        </table:table-row>
        <table:table-row table:style-name="ro1">
          <table:table-cell office:value-type="float" office:value="12095">
            <text:p>1209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sault Ships</text:p>
          </table:table-cell>
          <table:table-cell table:number-columns-repeated="1012"/>
        </table:table-row>
        <table:table-row table:style-name="ro1">
          <table:table-cell office:value-type="float" office:value="12099">
            <text:p>1209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ttlecruisers</text:p>
          </table:table-cell>
          <table:table-cell table:number-columns-repeated="1012"/>
        </table:table-row>
        <table:table-row table:style-name="ro1">
          <table:table-cell office:value-type="float" office:value="28656">
            <text:p>2865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lack Ops</text:p>
          </table:table-cell>
          <table:table-cell table:number-columns-repeated="1012"/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Battleship</text:p>
          </table:table-cell>
          <table:table-cell table:number-columns-repeated="1012"/>
        </table:table-row>
        <table:table-row table:style-name="ro1">
          <table:table-cell office:value-type="float" office:value="24312">
            <text:p>2431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Carrier</text:p>
          </table:table-cell>
          <table:table-cell table:number-columns-repeated="1012"/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Cruiser</text:p>
          </table:table-cell>
          <table:table-cell table:number-columns-repeated="1012"/>
        </table:table-row>
        <table:table-row table:style-name="ro1">
          <table:table-cell office:value-type="float" office:value="20530">
            <text:p>2053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Dreadnought</text:p>
          </table:table-cell>
          <table:table-cell table:number-columns-repeated="1012"/>
        </table:table-row>
        <table:table-row table:style-name="ro1">
          <table:table-cell office:value-type="float" office:value="20526">
            <text:p>2052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Freighter</text:p>
          </table:table-cell>
          <table:table-cell table:number-columns-repeated="1012"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Frigate</text:p>
          </table:table-cell>
          <table:table-cell table:number-columns-repeated="1012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Industrial</text:p>
          </table:table-cell>
          <table:table-cell table:number-columns-repeated="1012"/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Titan</text:p>
          </table:table-cell>
          <table:table-cell table:number-columns-repeated="1012"/>
        </table:table-row>
        <table:table-row table:style-name="ro1">
          <table:table-cell office:value-type="float" office:value="28374">
            <text:p>2837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Industrial Ships</text:p>
          </table:table-cell>
          <table:table-cell table:number-columns-repeated="1012"/>
        </table:table-row>
        <table:table-row table:style-name="ro1">
          <table:table-cell office:value-type="float" office:value="20533">
            <text:p>20533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Ships</text:p>
          </table:table-cell>
          <table:table-cell table:number-columns-repeated="1012"/>
        </table:table-row>
        <table:table-row table:style-name="ro1">
          <table:table-cell office:value-type="float" office:value="23950">
            <text:p>2395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mmand Ships</text:p>
          </table:table-cell>
          <table:table-cell table:number-columns-repeated="1012"/>
        </table:table-row>
        <table:table-row table:style-name="ro1">
          <table:table-cell office:value-type="float" office:value="12093">
            <text:p>12093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vert Ops</text:p>
          </table:table-cell>
          <table:table-cell table:number-columns-repeated="1012"/>
        </table:table-row>
        <table:table-row table:style-name="ro1">
          <table:table-cell office:value-type="float" office:value="12097">
            <text:p>1209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stroyers</text:p>
          </table:table-cell>
          <table:table-cell table:number-columns-repeated="1012"/>
        </table:table-row>
        <table:table-row table:style-name="ro1">
          <table:table-cell office:value-type="float" office:value="28615">
            <text:p>2861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 Attack Ships</text:p>
          </table:table-cell>
          <table:table-cell table:number-columns-repeated="1012"/>
        </table:table-row>
        <table:table-row table:style-name="ro1">
          <table:table-cell office:value-type="float" office:value="22551">
            <text:p>2255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xhumers</text:p>
          </table:table-cell>
          <table:table-cell table:number-columns-repeated="1012"/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Battleship</text:p>
          </table:table-cell>
          <table:table-cell table:number-columns-repeated="1012"/>
        </table:table-row>
        <table:table-row table:style-name="ro1">
          <table:table-cell office:value-type="float" office:value="24313">
            <text:p>24313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Carrier</text:p>
          </table:table-cell>
          <table:table-cell table:number-columns-repeated="1012"/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Cruiser</text:p>
          </table:table-cell>
          <table:table-cell table:number-columns-repeated="1012"/>
        </table:table-row>
        <table:table-row table:style-name="ro1">
          <table:table-cell office:value-type="float" office:value="20531">
            <text:p>2053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Dreadnought</text:p>
          </table:table-cell>
          <table:table-cell table:number-columns-repeated="1012"/>
        </table:table-row>
        <table:table-row table:style-name="ro1">
          <table:table-cell office:value-type="float" office:value="20527">
            <text:p>2052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Freighter</text:p>
          </table:table-cell>
          <table:table-cell table:number-columns-repeated="1012"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Frigate</text:p>
          </table:table-cell>
          <table:table-cell table:number-columns-repeated="1012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Industrial</text:p>
          </table:table-cell>
          <table:table-cell table:number-columns-repeated="1012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Titan</text:p>
          </table:table-cell>
          <table:table-cell table:number-columns-repeated="1012"/>
        </table:table-row>
        <table:table-row table:style-name="ro1">
          <table:table-cell office:value-type="float" office:value="16591">
            <text:p>1659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Ships</text:p>
          </table:table-cell>
          <table:table-cell table:number-columns-repeated="1012"/>
        </table:table-row>
        <table:table-row table:style-name="ro1">
          <table:table-cell office:value-type="float" office:value="28609">
            <text:p>2860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Interdictors</text:p>
          </table:table-cell>
          <table:table-cell table:number-columns-repeated="1012"/>
        </table:table-row>
        <table:table-row table:style-name="ro1">
          <table:table-cell office:value-type="float" office:value="12092">
            <text:p>1209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erceptors</text:p>
          </table:table-cell>
          <table:table-cell table:number-columns-repeated="1012"/>
        </table:table-row>
        <table:table-row table:style-name="ro1">
          <table:table-cell office:value-type="float" office:value="12098">
            <text:p>12098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erdictors</text:p>
          </table:table-cell>
          <table:table-cell table:number-columns-repeated="1012"/>
        </table:table-row>
        <table:table-row table:style-name="ro1">
          <table:table-cell office:value-type="float" office:value="29029">
            <text:p>2902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Freighters</text:p>
          </table:table-cell>
          <table:table-cell table:number-columns-repeated="1012"/>
        </table:table-row>
        <table:table-row table:style-name="ro1">
          <table:table-cell office:value-type="float" office:value="12096">
            <text:p>1209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gistics</text:p>
          </table:table-cell>
          <table:table-cell table:number-columns-repeated="1012"/>
        </table:table-row>
        <table:table-row table:style-name="ro1">
          <table:table-cell office:value-type="float" office:value="28667">
            <text:p>2866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auders</text:p>
          </table:table-cell>
          <table:table-cell table:number-columns-repeated="1012"/>
        </table:table-row>
        <table:table-row table:style-name="ro1">
          <table:table-cell office:value-type="float" office:value="17940">
            <text:p>1794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Barge</text:p>
          </table:table-cell>
          <table:table-cell table:number-columns-repeated="1012"/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Battleship</text:p>
          </table:table-cell>
          <table:table-cell table:number-columns-repeated="1012"/>
        </table:table-row>
        <table:table-row table:style-name="ro1">
          <table:table-cell office:value-type="float" office:value="24314">
            <text:p>2431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Carrier</text:p>
          </table:table-cell>
          <table:table-cell table:number-columns-repeated="1012"/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Cruiser</text:p>
          </table:table-cell>
          <table:table-cell table:number-columns-repeated="1012"/>
        </table:table-row>
        <table:table-row table:style-name="ro1">
          <table:table-cell office:value-type="float" office:value="20532">
            <text:p>2053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Dreadnought</text:p>
          </table:table-cell>
          <table:table-cell table:number-columns-repeated="1012"/>
        </table:table-row>
        <table:table-row table:style-name="ro1">
          <table:table-cell office:value-type="float" office:value="20528">
            <text:p>20528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Freighter</text:p>
          </table:table-cell>
          <table:table-cell table:number-columns-repeated="1012"/>
        </table:table-row>
        <table:table-row table:style-name="ro1">
          <table:table-cell office:value-type="float" office:value="3329">
            <text:p>332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Frigate</text:p>
          </table:table-cell>
          <table:table-cell table:number-columns-repeated="1012"/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Industrial</text:p>
          </table:table-cell>
          <table:table-cell table:number-columns-repeated="1012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Titan</text:p>
          </table:table-cell>
          <table:table-cell table:number-columns-repeated="1012"/>
        </table:table-row>
        <table:table-row table:style-name="ro1">
          <table:table-cell office:value-type="float" office:value="22761">
            <text:p>2276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con Ship</text:p>
          </table:table-cell>
          <table:table-cell table:number-columns-repeated="1012"/>
        </table:table-row>
        <table:table-row table:style-name="ro1">
          <table:table-cell office:value-type="float" office:value="3327">
            <text:p>3327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aceship Command</text:p>
          </table:table-cell>
          <table:table-cell table:number-columns-repeated="1012"/>
        </table:table-row>
        <table:table-row table:style-name="ro1">
          <table:table-cell office:value-type="float" office:value="19719">
            <text:p>1971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nsport Ships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 style:data-style-name="N2" text:time-value="0000-00-00T23:15:33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3:05:29.16</meta:creation-date>
    <dc:date>2013-09-10T23:15:50.18</dc:date>
    <meta:editing-duration>PT9H32M3S</meta:editing-duration>
    <meta:editing-cycles>18</meta:editing-cycles>
    <meta:generator>LibreOffice/3.6$Windows_x86 LibreOffice_project/e29a214-2bbed72-0621de6-a97528c-8f066d</meta:generator>
    <meta:document-statistic meta:table-count="1" meta:cell-count="5438" meta:object-count="0"/>
  </office:meta>
</office:document-meta>
</file>